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register_name</text:p>
          </table:table-cell>
          <table:table-cell office:value-type="string" calcext:value-type="string">
            <text:p>enum_na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C2DSTAT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texture_memory_start_address</text:p>
          </table:table-cell>
          <table:table-cell/>
          <table:table-cell office:value-type="string" calcext:value-type="string">
            <text:p>0x13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LEN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end_of_transferring_punch_through_li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end_of_dma_sort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nd_of_dma_ch2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d_of_dma_dev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d_of_dma_ext_dma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d_of_dma_ext_dma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d_of_dma_aica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end_of_dma_gd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maple_v_blank_over_interrup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end_of_dma_maple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end_of_dma_pvr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end_of_transferring_translucent_modifier_volume_li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end_of_transferring_translucent_li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end_of_transferring_opaque_modifier_volume_li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end_of_transferring_opaque_li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end_of_transferring_yu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h_blank_in_interrup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v_blank_out_interrup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v_blank_in_interrup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end_of_render_ts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end_of_render_is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end_of_render_video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sh4__if_access_inhibited_ar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ddt__if_sort_dma_command_err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g2__time_out_in_cpu_acc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g2__dev_dma_time_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g2__ext_dma2_time_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g2__ext_dma1_time_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g2__aica_dma_time_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g2__dev_dma_over_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g2__ext_dma2_over_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g2__ext_dma1_over_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g2__aica_dma_over_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g2__dev_dma_illegal_address_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g2__ext_dma2_illegal_address_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g2__ext_dma1_illegal_address_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g2__aica_dma_illegal_address_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g1__rom_flash_access_at_gd_d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g1__gd_dma_over_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g1__illegal_address_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maple__illegal_comm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maple__write_fifo_over_flo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maple__dma_over_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aple__illegal_address_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pvrif__dma_over_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vrif__illegal_address_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ta__fifo_overflo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a__illegal_param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a__object_list_pointer_overflo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__isp_tsp_parameter_overflow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der__hazard_processing_of_strip_buffer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nder__isp_out_of_cache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ly_cpu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lly_g2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ica_internal_write_buffer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2:28:02.015290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23:10.888240473</meta:creation-date>
    <dc:date>2024-02-29T12:43:59.325666843</dc:date>
    <meta:editing-duration>PT19M3S</meta:editing-duration>
    <meta:editing-cycles>4</meta:editing-cycles>
    <meta:generator>LibreOffice/7.5.6.2$Linux_X86_64 LibreOffice_project/50$Build-2</meta:generator>
    <meta:document-statistic meta:table-count="1" meta:cell-count="184" meta:object-count="0"/>
  </office:meta>
</office:document-meta>
</file>